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6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512cm" fo:min-width="2.288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512cm" fo:min-width="2.2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729fcf"/>
      <style:paragraph-properties fo:text-align="center"/>
      <style:text-properties style:font-name="Courier New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5.103cm" svg:y="1.325cm">
          <draw:text-box>
            <text:p text:style-name="P1"><text:span text:style-name="T1">Variable names</text:span></text:p>
            <text:p text:style-name="P1"><text:span text:style-name="T1">&amp; atomic data</text:span></text:p>
          </draw:text-box>
        </draw:frame>
        <draw:frame draw:style-name="gr2" draw:text-style-name="P2" draw:layer="layout" svg:width="3.122cm" svg:height="0.64cm" svg:x="11.504cm" svg:y="1.526cm">
          <draw:text-box>
            <text:p text:style-name="P1"><text:span text:style-name="T1">Aggregate data</text:span></text:p>
          </draw:text-box>
        </draw:frame>
        <draw:line draw:style-name="gr3" draw:text-style-name="P3" draw:layer="layout" svg:x1="8.867cm" svg:y1="1.325cm" svg:x2="8.874cm" svg:y2="6.207cm">
          <text:p/>
        </draw:line>
        <draw:line draw:style-name="gr3" draw:text-style-name="P3" draw:layer="layout" svg:x1="4.449cm" svg:y1="2.468cm" svg:x2="16.176cm" svg:y2="2.458cm">
          <text:p/>
        </draw:line>
        <draw:frame draw:style-name="gr4" draw:text-style-name="P4" xml:id="id1" draw:id="id1" draw:layer="layout" svg:width="2.83cm" svg:height="0.696cm" svg:x="5.064cm" svg:y="3.413cm">
          <draw:text-box>
            <text:p><text:span text:style-name="T2">alter_egos</text:span></text:p>
          </draw:text-box>
        </draw:frame>
        <draw:connector draw:style-name="gr5" draw:text-style-name="P3" draw:layer="layout" draw:type="curve" svg:x1="7.894cm" svg:y1="3.761cm" svg:x2="11.594cm" svg:y2="6.431cm" draw:start-shape="id1" draw:start-glue-point="1" draw:end-shape="id2" draw:end-glue-point="2" svg:d="M7894 3761c1729 0 1440 1586 1933 2441s1767 980 1767 229" svg:viewBox="0 0 3701 3166">
          <text:p/>
        </draw:connector>
        <draw:custom-shape draw:style-name="gr6" draw:text-style-name="P5" draw:layer="layout" svg:width="2.788cm" svg:height="0.762cm" svg:x="10.197cm" svg:y="3.398cm">
          <text:p text:style-name="P1"><text:span text:style-name="T3">"Bruce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788cm" svg:height="0.762cm" svg:x="10.197cm" svg:y="4.153cm">
          <text:p text:style-name="P1"><text:span text:style-name="T3">"</text:span><text:span text:style-name="T3">P</text:span><text:span text:style-name="T3">e</text:span><text:span text:style-name="T3">t</text:span><text:span text:style-name="T3">e</text:span><text:span text:style-name="T3">r</text:span><text:span text:style-name="T3">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6cm" svg:height="0.762cm" svg:x="10.2cm" svg:y="4.908cm">
          <text:p text:style-name="P1"><text:span text:style-name="T3">"Tony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2" draw:id="id2" draw:layer="layout" svg:width="2.786cm" svg:height="0.762cm" svg:x="10.201cm" svg:y="5.669cm">
          <text:p text:style-name="P1"><text:span text:style-name="T3">"Thor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788cm" svg:height="0.762cm" svg:x="12.98cm" svg:y="3.399cm">
          <text:p text:style-name="P1"><text:span text:style-name="T3">"Hulk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788cm" svg:height="0.762cm" svg:x="12.98cm" svg:y="4.154cm">
          <text:p text:style-name="P1"><text:span text:style-name="T3">"Spidey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6cm" svg:height="0.762cm" svg:x="12.983cm" svg:y="4.909cm">
          <text:p text:style-name="P1"><text:span text:style-name="T3">"Iron Man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6cm" svg:height="0.762cm" svg:x="12.984cm" svg:y="5.67cm">
          <text:p text:style-name="P1"><text:span text:style-name="T3">"Thor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27cm" svg:height="0.725cm" svg:x="11.005cm" svg:y="2.744cm">
          <draw:text-box>
            <text:p><text:span text:style-name="T4">key</text:span></text:p>
          </draw:text-box>
        </draw:frame>
        <draw:frame draw:style-name="gr8" draw:text-style-name="P6" draw:layer="layout" svg:width="1.701cm" svg:height="0.725cm" svg:x="13.613cm" svg:y="2.758cm">
          <draw:text-box>
            <text:p><text:span text:style-name="T4">val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10-01T16:43:31.107085583</dc:date>
    <meta:editing-duration>PT1H53M25S</meta:editing-duration>
    <meta:editing-cycles>18</meta:editing-cycles>
    <meta:generator>LibreOffice/6.0.7.3$Linux_X86_64 LibreOffice_project/00m0$Build-3</meta:generator>
    <meta:document-statistic meta:object-count="16"/>
  </office:meta>
</office:document-meta>
</file>